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0">
      <style:text-properties fo:font-weight="bold" style:font-weight-asian="bold" style:font-weight-complex="bold"/>
    </style:style>
    <style:style style:name="ce2" style:family="table-cell" style:parent-style-name="Default" style:data-style-name="N109"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line-through-mode="continuous" style:font-name-asian="Monospace" style:font-size-asian="8pt" style:language-asian="en" style:country-asian="US" style:font-style-asian="normal" style:font-weight-asian="normal" style:font-name-complex="Monospace" style:font-size-complex="4.55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 style:data-style-name="N109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10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line-through-mode="continuous" style:font-name-asian="Monospace" style:font-size-asian="8pt" style:language-asian="en" style:country-asian="US" style:font-style-asian="normal" style:font-weight-asian="normal" style:font-name-complex="Monospace" style:font-size-complex="4.55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 style:data-style-name="N109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 style:data-style-name="N111"/>
    <style:style style:name="ce7" style:family="table-cell" style:parent-style-name="Default" style:data-style-name="N61">
      <style:text-properties style:font-name="Courier New" fo:font-weight="bold" style:font-weight-asian="bold" style:font-weight-complex="bold"/>
    </style:style>
    <style:style style:name="ce8" style:family="table-cell" style:parent-style-name="Default" style:data-style-name="N109">
      <style:text-properties style:font-name="Courier New"/>
    </style:style>
    <style:style style:name="ce9" style:family="table-cell" style:parent-style-name="Default" style:data-style-name="N109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10pt" style:language-complex="en" style:country-complex="US" style:font-style-complex="normal" style:font-weight-complex="bold" style:text-emphasize="none" style:font-relief="none"/>
    </style:style>
  </office:automatic-styles>
  <office:body>
    <office:spreadsheet>
      <table:table table:name="sens010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ce4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/>
          <table:table-cell table:style-name="Default" office:value-type="string">
            <text:p>n_dry=</text:p>
          </table:table-cell>
          <table:table-cell table:style-name="Default" office:value-type="float" office:value="2048">
            <text:p>2048</text:p>
          </table:table-cell>
          <table:table-cell table:style-name="Default"/>
          <table:table-cell table:style-name="Default" office:value-type="string">
            <text:p>n_real=</text:p>
          </table:table-cell>
          <table:table-cell table:style-name="Default" office:value-type="float" office:value="16384">
            <text:p>16384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sens=</text:p>
          </table:table-cell>
          <table:table-cell table:style-name="Default" office:value-type="float" office:value="0.1">
            <text:p>0,1</text:p>
          </table:table-cell>
          <table:table-cell table:style-name="Default"/>
          <table:table-cell table:style-name="Default" office:value-type="string">
            <text:p>opoznienie=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T</text:p>
          </table:table-cell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office:value-type="string">
            <text:p>D=</text:p>
          </table:table-cell>
          <table:table-cell table:style-name="ce1" office:value-type="float" office:value="0.000003">
            <text:p>3,00E-006</text:p>
          </table:table-cell>
          <table:table-cell table:style-name="ce1" office:value-type="float" office:value="0.000005">
            <text:p>5,00E-006</text:p>
          </table:table-cell>
          <table:table-cell table:style-name="ce1" office:value-type="float" office:value="0.000007">
            <text:p>7,00E-006</text:p>
          </table:table-cell>
          <table:table-cell table:style-name="ce1" office:value-type="float" office:value="0.000008">
            <text:p>8,00E-006</text:p>
          </table:table-cell>
          <table:table-cell table:style-name="ce1" office:value-type="float" office:value="0.00001">
            <text:p>1,00E-005</text:p>
          </table:table-cell>
          <table:table-cell table:style-name="ce1" office:value-type="float" office:value="0.00002">
            <text:p>2,00E-005</text:p>
          </table:table-cell>
          <table:table-cell table:style-name="ce1" office:value-type="float" office:value="0.00003">
            <text:p>3,00E-005</text:p>
          </table:table-cell>
          <table:table-cell table:style-name="ce1" office:value-type="float" office:value="0.00005">
            <text:p>5,00E-005</text:p>
          </table:table-cell>
        </table:table-row>
        <table:table-row table:style-name="ro1">
          <table:table-cell/>
          <table:table-cell office:value-type="float" office:value="20.480694">
            <text:p>20,481</text:p>
          </table:table-cell>
          <table:table-cell office:value-type="float" office:value="32.866114">
            <text:p>32,866</text:p>
          </table:table-cell>
          <table:table-cell office:value-type="float" office:value="159.270209">
            <text:p>159,270</text:p>
          </table:table-cell>
          <table:table-cell office:value-type="float" office:value="59.68753">
            <text:p>59,69</text:p>
          </table:table-cell>
          <table:table-cell office:value-type="float" office:value="31.290017">
            <text:p>31,290</text:p>
          </table:table-cell>
          <table:table-cell office:value-type="float" office:value="32.744088">
            <text:p>32,744</text:p>
          </table:table-cell>
          <table:table-cell table:style-name="ce5" office:value-type="float" office:value="15.76852">
            <text:p>15,769</text:p>
          </table:table-cell>
          <table:table-cell office:value-type="float" office:value="26.725272">
            <text:p>26,725</text:p>
          </table:table-cell>
        </table:table-row>
        <table:table-row table:style-name="ro1">
          <table:table-cell/>
          <table:table-cell office:value-type="float" office:value="8.063931">
            <text:p>8,064</text:p>
          </table:table-cell>
          <table:table-cell office:value-type="float" office:value="32.31223">
            <text:p>32,312</text:p>
          </table:table-cell>
          <table:table-cell office:value-type="float" office:value="99.509727">
            <text:p>99,510</text:p>
          </table:table-cell>
          <table:table-cell office:value-type="float" office:value="77.955274">
            <text:p>77,96</text:p>
          </table:table-cell>
          <table:table-cell office:value-type="float" office:value="75.33232">
            <text:p>75,332</text:p>
          </table:table-cell>
          <table:table-cell office:value-type="float" office:value="53.567313">
            <text:p>53,567</text:p>
          </table:table-cell>
          <table:table-cell table:style-name="ce5" office:value-type="float" office:value="63.473388">
            <text:p>63,473</text:p>
          </table:table-cell>
          <table:table-cell office:value-type="float" office:value="32.176048">
            <text:p>32,176</text:p>
          </table:table-cell>
        </table:table-row>
        <table:table-row table:style-name="ro1">
          <table:table-cell/>
          <table:table-cell office:value-type="float" office:value="18.827074">
            <text:p>18,827</text:p>
          </table:table-cell>
          <table:table-cell office:value-type="float" office:value="107.631908">
            <text:p>107,632</text:p>
          </table:table-cell>
          <table:table-cell office:value-type="float" office:value="45.740218">
            <text:p>45,740</text:p>
          </table:table-cell>
          <table:table-cell office:value-type="float" office:value="49.831808">
            <text:p>49,83</text:p>
          </table:table-cell>
          <table:table-cell office:value-type="float" office:value="309.987532">
            <text:p>309,988</text:p>
          </table:table-cell>
          <table:table-cell office:value-type="float" office:value="57.749618">
            <text:p>57,750</text:p>
          </table:table-cell>
          <table:table-cell table:style-name="ce2" office:value-type="float" office:value="66.547472">
            <text:p>66,547</text:p>
          </table:table-cell>
          <table:table-cell office:value-type="float" office:value="8.065089">
            <text:p>8,065</text:p>
          </table:table-cell>
        </table:table-row>
        <table:table-row table:style-name="ro1">
          <table:table-cell/>
          <table:table-cell office:value-type="float" office:value="22.047124">
            <text:p>22,047</text:p>
          </table:table-cell>
          <table:table-cell office:value-type="float" office:value="79.458045">
            <text:p>79,458</text:p>
          </table:table-cell>
          <table:table-cell office:value-type="float" office:value="48.745292">
            <text:p>48,745</text:p>
          </table:table-cell>
          <table:table-cell office:value-type="float" office:value="75.281091">
            <text:p>75,28</text:p>
          </table:table-cell>
          <table:table-cell office:value-type="float" office:value="30.256381">
            <text:p>30,256</text:p>
          </table:table-cell>
          <table:table-cell office:value-type="float" office:value="12.105346">
            <text:p>12,105</text:p>
          </table:table-cell>
          <table:table-cell table:style-name="ce2" office:value-type="float" office:value="63.368559">
            <text:p>63,369</text:p>
          </table:table-cell>
          <table:table-cell office:value-type="float" office:value="58.164708">
            <text:p>58,165</text:p>
          </table:table-cell>
        </table:table-row>
        <table:table-row table:style-name="ro1">
          <table:table-cell/>
          <table:table-cell office:value-type="float" office:value="33.283518">
            <text:p>33,284</text:p>
          </table:table-cell>
          <table:table-cell office:value-type="float" office:value="119.094837">
            <text:p>119,095</text:p>
          </table:table-cell>
          <table:table-cell office:value-type="float" office:value="130.565059">
            <text:p>130,565</text:p>
          </table:table-cell>
          <table:table-cell office:value-type="float" office:value="176.272011">
            <text:p>176,27</text:p>
          </table:table-cell>
          <table:table-cell office:value-type="float" office:value="38.578828">
            <text:p>38,579</text:p>
          </table:table-cell>
          <table:table-cell office:value-type="float" office:value="158.468366">
            <text:p>158,468</text:p>
          </table:table-cell>
          <table:table-cell table:style-name="ce5" office:value-type="float" office:value="30.344058">
            <text:p>30,344</text:p>
          </table:table-cell>
          <table:table-cell office:value-type="float" office:value="39.037531">
            <text:p>39,038</text:p>
          </table:table-cell>
        </table:table-row>
        <table:table-row table:style-name="ro1">
          <table:table-cell/>
          <table:table-cell table:style-name="ce3" table:formula="oooc:=SUM([.B5:.B9])/5" office:value-type="float" office:value="20.5404682">
            <text:p>20,540</text:p>
          </table:table-cell>
          <table:table-cell table:style-name="ce3" table:formula="oooc:=SUM([.C5:.C9])/5" office:value-type="float" office:value="74.2726268">
            <text:p>74,273</text:p>
          </table:table-cell>
          <table:table-cell table:style-name="ce3" table:formula="oooc:=SUM([.D5:.D9])/5" office:value-type="float" office:value="96.766101">
            <text:p>96,766</text:p>
          </table:table-cell>
          <table:table-cell table:style-name="ce3" table:formula="oooc:=SUM([.E5:.E9])/5" office:value-type="float" office:value="87.8055428">
            <text:p>87,806</text:p>
          </table:table-cell>
          <table:table-cell table:style-name="ce3" table:formula="oooc:=SUM([.F5:.F9])/5" office:value-type="float" office:value="97.0890156">
            <text:p>97,089</text:p>
          </table:table-cell>
          <table:table-cell table:style-name="ce3" table:formula="oooc:=SUM([.G5:.G9])/5" office:value-type="float" office:value="62.9269462">
            <text:p>62,927</text:p>
          </table:table-cell>
          <table:table-cell table:style-name="ce3" table:formula="oooc:=SUM([.H5:.H9])/5" office:value-type="float" office:value="47.9003994">
            <text:p>47,900</text:p>
          </table:table-cell>
          <table:table-cell table:style-name="ce3" table:formula="oooc:=SUM([.I5:.I9])/5" office:value-type="float" office:value="32.8337296">
            <text:p>32,834</text:p>
          </table:table-cell>
        </table:table-row>
      </table:table>
      <table:table table:name="sens005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8" table:default-cell-style-name="ce2"/>
        <table:table-column table:style-name="co1" table:default-cell-style-name="ce5"/>
        <table:table-row table:style-name="ro1">
          <table:table-cell/>
          <table:table-cell table:style-name="Default" office:value-type="string">
            <text:p>n_dry=</text:p>
          </table:table-cell>
          <table:table-cell table:style-name="Default" office:value-type="float" office:value="2048">
            <text:p>2048</text:p>
          </table:table-cell>
          <table:table-cell table:style-name="Default"/>
          <table:table-cell table:style-name="Default" office:value-type="string">
            <text:p>n_real=</text:p>
          </table:table-cell>
          <table:table-cell table:style-name="Default" office:value-type="float" office:value="16384">
            <text:p>16384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>
            <text:p>sens=</text:p>
          </table:table-cell>
          <table:table-cell table:style-name="Default" office:value-type="float" office:value="0.05">
            <text:p>0,05</text:p>
          </table:table-cell>
          <table:table-cell table:style-name="Default"/>
          <table:table-cell table:style-name="Default" office:value-type="string">
            <text:p>opoznienie=</text:p>
          </table:table-cell>
          <table:table-cell table:style-name="ce6" table:formula="oooc:=LN(2)" office:value-type="float" office:value="0.693147180559945">
            <text:p>0,6931</text:p>
          </table:table-cell>
          <table:table-cell table:style-name="Default" office:value-type="string">
            <text:p>T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>
            <text:p>D=</text:p>
          </table:table-cell>
          <table:table-cell table:style-name="ce1" office:value-type="float" office:value="0.000003">
            <text:p>3,00E-006</text:p>
          </table:table-cell>
          <table:table-cell table:style-name="ce1" office:value-type="float" office:value="0.000005">
            <text:p>5,00E-006</text:p>
          </table:table-cell>
          <table:table-cell table:style-name="ce1" office:value-type="float" office:value="0.000007">
            <text:p>7,00E-006</text:p>
          </table:table-cell>
          <table:table-cell table:style-name="ce1" office:value-type="float" office:value="0.000008">
            <text:p>8,00E-006</text:p>
          </table:table-cell>
          <table:table-cell table:style-name="ce1" office:value-type="float" office:value="0.00001">
            <text:p>1,00E-005</text:p>
          </table:table-cell>
          <table:table-cell table:style-name="ce1" office:value-type="float" office:value="0.00002">
            <text:p>2,00E-005</text:p>
          </table:table-cell>
          <table:table-cell table:style-name="ce1" office:value-type="float" office:value="0.00003">
            <text:p>3,00E-005</text:p>
          </table:table-cell>
          <table:table-cell table:style-name="ce1" office:value-type="float" office:value="0.00005">
            <text:p>5,00E-005</text:p>
          </table:table-cell>
          <table:table-cell table:style-name="ce1"/>
        </table:table-row>
        <table:table-row table:style-name="ro1">
          <table:table-cell/>
          <table:table-cell office:value-type="float" office:value="18.492621">
            <text:p>18,493</text:p>
          </table:table-cell>
          <table:table-cell office:value-type="float" office:value="6.239208">
            <text:p>6,239</text:p>
          </table:table-cell>
          <table:table-cell office:value-type="float" office:value="31.737231">
            <text:p>31,737</text:p>
          </table:table-cell>
          <table:table-cell office:value-type="float" office:value="17.856549">
            <text:p>17,857</text:p>
          </table:table-cell>
          <table:table-cell office:value-type="float" office:value="13.135175">
            <text:p>13,135</text:p>
          </table:table-cell>
          <table:table-cell office:value-type="float" office:value="13.386687">
            <text:p>13,387</text:p>
          </table:table-cell>
          <table:table-cell office:value-type="float" office:value="19.145163">
            <text:p>19,145</text:p>
          </table:table-cell>
          <table:table-cell office:value-type="float" office:value="12.098317">
            <text:p>12,098</text:p>
          </table:table-cell>
          <table:table-cell/>
        </table:table-row>
        <table:table-row table:style-name="ro1">
          <table:table-cell/>
          <table:table-cell office:value-type="float" office:value="8.600201">
            <text:p>8,600</text:p>
          </table:table-cell>
          <table:table-cell office:value-type="float" office:value="13.728461">
            <text:p>13,728</text:p>
          </table:table-cell>
          <table:table-cell office:value-type="float" office:value="22.716729">
            <text:p>22,717</text:p>
          </table:table-cell>
          <table:table-cell office:value-type="float" office:value="22.324054">
            <text:p>22,324</text:p>
          </table:table-cell>
          <table:table-cell office:value-type="float" office:value="14.591722">
            <text:p>14,592</text:p>
          </table:table-cell>
          <table:table-cell office:value-type="float" office:value="53.165945">
            <text:p>53,166</text:p>
          </table:table-cell>
          <table:table-cell office:value-type="float" office:value="25.282024">
            <text:p>25,282</text:p>
          </table:table-cell>
          <table:table-cell office:value-type="float" office:value="14.067592">
            <text:p>14,068</text:p>
          </table:table-cell>
          <table:table-cell/>
        </table:table-row>
        <table:table-row table:style-name="ro1">
          <table:table-cell/>
          <table:table-cell office:value-type="float" office:value="5.714664">
            <text:p>5,715</text:p>
          </table:table-cell>
          <table:table-cell office:value-type="float" office:value="12.877387">
            <text:p>12,877</text:p>
          </table:table-cell>
          <table:table-cell office:value-type="float" office:value="32.938815">
            <text:p>32,939</text:p>
          </table:table-cell>
          <table:table-cell office:value-type="float" office:value="16.58818">
            <text:p>16,588</text:p>
          </table:table-cell>
          <table:table-cell office:value-type="float" office:value="19.582401">
            <text:p>19,582</text:p>
          </table:table-cell>
          <table:table-cell office:value-type="float" office:value="12.306394">
            <text:p>12,306</text:p>
          </table:table-cell>
          <table:table-cell office:value-type="float" office:value="8.169466">
            <text:p>8,169</text:p>
          </table:table-cell>
          <table:table-cell office:value-type="float" office:value="6.853849">
            <text:p>6,854</text:p>
          </table:table-cell>
          <table:table-cell/>
        </table:table-row>
        <table:table-row table:style-name="ro1">
          <table:table-cell/>
          <table:table-cell office:value-type="float" office:value="17.215117">
            <text:p>17,215</text:p>
          </table:table-cell>
          <table:table-cell office:value-type="float" office:value="20.884252">
            <text:p>20,884</text:p>
          </table:table-cell>
          <table:table-cell office:value-type="float" office:value="9.496016">
            <text:p>9,496</text:p>
          </table:table-cell>
          <table:table-cell office:value-type="float" office:value="23.924206">
            <text:p>23,924</text:p>
          </table:table-cell>
          <table:table-cell office:value-type="float" office:value="16.267607">
            <text:p>16,268</text:p>
          </table:table-cell>
          <table:table-cell office:value-type="float" office:value="37.316626">
            <text:p>37,317</text:p>
          </table:table-cell>
          <table:table-cell office:value-type="float" office:value="9.843004">
            <text:p>9,843</text:p>
          </table:table-cell>
          <table:table-cell office:value-type="float" office:value="24.559571">
            <text:p>24,560</text:p>
          </table:table-cell>
          <table:table-cell/>
        </table:table-row>
        <table:table-row table:style-name="ro1">
          <table:table-cell/>
          <table:table-cell office:value-type="float" office:value="26.029602">
            <text:p>26,030</text:p>
          </table:table-cell>
          <table:table-cell office:value-type="float" office:value="38.969023">
            <text:p>38,969</text:p>
          </table:table-cell>
          <table:table-cell office:value-type="float" office:value="28.420214">
            <text:p>28,420</text:p>
          </table:table-cell>
          <table:table-cell office:value-type="float" office:value="32.655106">
            <text:p>32,655</text:p>
          </table:table-cell>
          <table:table-cell office:value-type="float" office:value="30.626661">
            <text:p>30,627</text:p>
          </table:table-cell>
          <table:table-cell office:value-type="float" office:value="16.043665">
            <text:p>16,044</text:p>
          </table:table-cell>
          <table:table-cell office:value-type="float" office:value="27.334545">
            <text:p>27,335</text:p>
          </table:table-cell>
          <table:table-cell office:value-type="float" office:value="12.999808">
            <text:p>13,000</text:p>
          </table:table-cell>
          <table:table-cell/>
        </table:table-row>
        <table:table-row table:style-name="ro1">
          <table:table-cell/>
          <table:table-cell table:style-name="ce3" table:formula="oooc:=SUM([.B5:.B9])/5" office:value-type="float" office:value="15.210441">
            <text:p>15,210</text:p>
          </table:table-cell>
          <table:table-cell table:style-name="ce3" table:formula="oooc:=SUM([.C5:.C9])/5" office:value-type="float" office:value="18.5396662">
            <text:p>18,540</text:p>
          </table:table-cell>
          <table:table-cell table:style-name="ce3" table:formula="oooc:=SUM([.D5:.D9])/5" office:value-type="float" office:value="25.061801">
            <text:p>25,062</text:p>
          </table:table-cell>
          <table:table-cell table:style-name="ce3" table:formula="oooc:=SUM([.E5:.E9])/5" office:value-type="float" office:value="22.669619">
            <text:p>22,670</text:p>
          </table:table-cell>
          <table:table-cell table:style-name="ce3" table:formula="oooc:=SUM([.F5:.F9])/5" office:value-type="float" office:value="18.8407132">
            <text:p>18,841</text:p>
          </table:table-cell>
          <table:table-cell table:style-name="ce3" table:formula="oooc:=SUM([.G5:.G9])/5" office:value-type="float" office:value="26.4438634">
            <text:p>26,444</text:p>
          </table:table-cell>
          <table:table-cell table:style-name="ce3" table:formula="oooc:=SUM([.H5:.H9])/5" office:value-type="float" office:value="17.9548404">
            <text:p>17,955</text:p>
          </table:table-cell>
          <table:table-cell table:style-name="ce3" table:formula="oooc:=SUM([.I5:.I9])/5" office:value-type="float" office:value="14.1158274">
            <text:p>14,116</text:p>
          </table:table-cell>
          <table:table-cell table:style-name="ce3"/>
        </table:table-row>
      </table:table>
      <table:table table:name="sens005new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14" table:default-cell-style-name="ce8"/>
        <table:table-row table:style-name="ro1">
          <table:table-cell/>
          <table:table-cell table:style-name="Default" office:value-type="string">
            <text:p>n_dry=</text:p>
          </table:table-cell>
          <table:table-cell table:style-name="Default" office:value-type="float" office:value="2048">
            <text:p>2048</text:p>
          </table:table-cell>
          <table:table-cell table:style-name="Default"/>
          <table:table-cell table:style-name="Default" office:value-type="string">
            <text:p>n_real=</text:p>
          </table:table-cell>
          <table:table-cell table:style-name="Default" office:value-type="float" office:value="16384">
            <text:p>16384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>
            <text:p>sens=</text:p>
          </table:table-cell>
          <table:table-cell table:style-name="Default" office:value-type="float" office:value="0.05">
            <text:p>0,05</text:p>
          </table:table-cell>
          <table:table-cell table:style-name="Default"/>
          <table:table-cell table:style-name="Default" office:value-type="string">
            <text:p>opoznienie=</text:p>
          </table:table-cell>
          <table:table-cell table:style-name="ce6" office:value-type="float" office:value="0">
            <text:p>0,0000</text:p>
          </table:table-cell>
          <table:table-cell table:style-name="Default" office:value-type="string">
            <text:p>T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office:value-type="string">
            <text:p>D=</text:p>
          </table:table-cell>
          <table:table-cell table:style-name="ce7" office:value-type="float" office:value="0.000001">
            <text:p>1,00E-06</text:p>
          </table:table-cell>
          <table:table-cell table:style-name="ce7" office:value-type="float" office:value="0.000002">
            <text:p>2,00E-06</text:p>
          </table:table-cell>
          <table:table-cell table:style-name="ce7" office:value-type="float" office:value="0.000003">
            <text:p>3,00E-06</text:p>
          </table:table-cell>
          <table:table-cell table:style-name="ce7" office:value-type="float" office:value="0.000004">
            <text:p>4,00E-06</text:p>
          </table:table-cell>
          <table:table-cell table:style-name="ce7" office:value-type="float" office:value="0.000005">
            <text:p>5,00E-06</text:p>
          </table:table-cell>
          <table:table-cell table:style-name="ce7" office:value-type="float" office:value="0.000006">
            <text:p>6,00E-06</text:p>
          </table:table-cell>
          <table:table-cell table:style-name="ce7" office:value-type="float" office:value="0.000007">
            <text:p>7,00E-06</text:p>
          </table:table-cell>
          <table:table-cell table:style-name="ce7" office:value-type="float" office:value="0.000008">
            <text:p>8,00E-06</text:p>
          </table:table-cell>
          <table:table-cell table:style-name="ce7" office:value-type="float" office:value="0.000009">
            <text:p>9,00E-06</text:p>
          </table:table-cell>
          <table:table-cell table:style-name="ce7" office:value-type="float" office:value="0.00001">
            <text:p>1,00E-05</text:p>
          </table:table-cell>
          <table:table-cell table:style-name="ce7" office:value-type="float" office:value="0.00002">
            <text:p>2,00E-05</text:p>
          </table:table-cell>
          <table:table-cell table:style-name="ce7" office:value-type="float" office:value="0.00003">
            <text:p>3,00E-05</text:p>
          </table:table-cell>
          <table:table-cell table:style-name="ce7" office:value-type="float" office:value="0.00004">
            <text:p>4,00E-05</text:p>
          </table:table-cell>
          <table:table-cell table:style-name="ce7" office:value-type="float" office:value="0.00005">
            <text:p>5,00E-05</text:p>
          </table:table-cell>
        </table:table-row>
        <table:table-row table:style-name="ro1">
          <table:table-cell/>
          <table:table-cell office:value-type="float" office:value="0">
            <text:p>0,000</text:p>
          </table:table-cell>
          <table:table-cell office:value-type="float" office:value="4.433497">
            <text:p>4,433</text:p>
          </table:table-cell>
          <table:table-cell office:value-type="float" office:value="54.892531">
            <text:p>54,893</text:p>
          </table:table-cell>
          <table:table-cell office:value-type="float" office:value="16.891484">
            <text:p>16,891</text:p>
          </table:table-cell>
          <table:table-cell office:value-type="float" office:value="212.720985">
            <text:p>212,721</text:p>
          </table:table-cell>
          <table:table-cell office:value-type="float" office:value="36.67222">
            <text:p>36,672</text:p>
          </table:table-cell>
          <table:table-cell office:value-type="float" office:value="129.398958">
            <text:p>129,399</text:p>
          </table:table-cell>
          <table:table-cell office:value-type="float" office:value="36.231474">
            <text:p>36,231</text:p>
          </table:table-cell>
          <table:table-cell office:value-type="float" office:value="52.084864">
            <text:p>52,085</text:p>
          </table:table-cell>
          <table:table-cell office:value-type="float" office:value="54.582805">
            <text:p>54,583</text:p>
          </table:table-cell>
          <table:table-cell office:value-type="float" office:value="39.816681">
            <text:p>39,817</text:p>
          </table:table-cell>
          <table:table-cell office:value-type="float" office:value="17.297187">
            <text:p>17,297</text:p>
          </table:table-cell>
          <table:table-cell office:value-type="float" office:value="87.388265">
            <text:p>87,388</text:p>
          </table:table-cell>
          <table:table-cell office:value-type="float" office:value="70.697141">
            <text:p>70,697</text:p>
          </table:table-cell>
        </table:table-row>
        <table:table-row table:style-name="ro1">
          <table:table-cell/>
          <table:table-cell table:number-columns-repeated="2" office:value-type="float" office:value="0">
            <text:p>0,000</text:p>
          </table:table-cell>
          <table:table-cell office:value-type="float" office:value="10.95454">
            <text:p>10,955</text:p>
          </table:table-cell>
          <table:table-cell office:value-type="float" office:value="20.853677">
            <text:p>20,854</text:p>
          </table:table-cell>
          <table:table-cell office:value-type="float" office:value="151.807089">
            <text:p>151,807</text:p>
          </table:table-cell>
          <table:table-cell office:value-type="float" office:value="78.221775">
            <text:p>78,222</text:p>
          </table:table-cell>
          <table:table-cell office:value-type="float" office:value="93.298073">
            <text:p>93,298</text:p>
          </table:table-cell>
          <table:table-cell office:value-type="float" office:value="95.619952">
            <text:p>95,620</text:p>
          </table:table-cell>
          <table:table-cell office:value-type="float" office:value="91.710317">
            <text:p>91,710</text:p>
          </table:table-cell>
          <table:table-cell office:value-type="float" office:value="70.149039">
            <text:p>70,149</text:p>
          </table:table-cell>
          <table:table-cell office:value-type="float" office:value="42.112412">
            <text:p>42,112</text:p>
          </table:table-cell>
          <table:table-cell office:value-type="float" office:value="55.135884">
            <text:p>55,136</text:p>
          </table:table-cell>
          <table:table-cell office:value-type="float" office:value="46.787533">
            <text:p>46,788</text:p>
          </table:table-cell>
          <table:table-cell office:value-type="float" office:value="17.901628">
            <text:p>17,902</text:p>
          </table:table-cell>
        </table:table-row>
        <table:table-row table:style-name="ro1">
          <table:table-cell/>
          <table:table-cell office:value-type="float" office:value="1.933495">
            <text:p>1,933</text:p>
          </table:table-cell>
          <table:table-cell office:value-type="float" office:value="5.509575">
            <text:p>5,510</text:p>
          </table:table-cell>
          <table:table-cell office:value-type="float" office:value="15.537399">
            <text:p>15,537</text:p>
          </table:table-cell>
          <table:table-cell office:value-type="float" office:value="11.618205">
            <text:p>11,618</text:p>
          </table:table-cell>
          <table:table-cell office:value-type="float" office:value="89.494356">
            <text:p>89,494</text:p>
          </table:table-cell>
          <table:table-cell office:value-type="float" office:value="34.447175">
            <text:p>34,447</text:p>
          </table:table-cell>
          <table:table-cell office:value-type="float" office:value="62.089257">
            <text:p>62,089</text:p>
          </table:table-cell>
          <table:table-cell office:value-type="float" office:value="19.876387">
            <text:p>19,876</text:p>
          </table:table-cell>
          <table:table-cell office:value-type="float" office:value="75.830872">
            <text:p>75,831</text:p>
          </table:table-cell>
          <table:table-cell office:value-type="float" office:value="36.697157">
            <text:p>36,697</text:p>
          </table:table-cell>
          <table:table-cell office:value-type="float" office:value="29.607863">
            <text:p>29,608</text:p>
          </table:table-cell>
          <table:table-cell office:value-type="float" office:value="28.3718">
            <text:p>28,372</text:p>
          </table:table-cell>
          <table:table-cell office:value-type="float" office:value="16.040426">
            <text:p>16,040</text:p>
          </table:table-cell>
          <table:table-cell office:value-type="float" office:value="21.538377">
            <text:p>21,538</text:p>
          </table:table-cell>
        </table:table-row>
        <table:table-row table:style-name="ro1">
          <table:table-cell/>
          <table:table-cell office:value-type="float" office:value="0">
            <text:p>0,000</text:p>
          </table:table-cell>
          <table:table-cell office:value-type="float" office:value="2.395948">
            <text:p>2,396</text:p>
          </table:table-cell>
          <table:table-cell office:value-type="float" office:value="36.424434">
            <text:p>36,424</text:p>
          </table:table-cell>
          <table:table-cell office:value-type="float" office:value="43.922251">
            <text:p>43,922</text:p>
          </table:table-cell>
          <table:table-cell office:value-type="float" office:value="23.856174">
            <text:p>23,856</text:p>
          </table:table-cell>
          <table:table-cell office:value-type="float" office:value="43.653812">
            <text:p>43,654</text:p>
          </table:table-cell>
          <table:table-cell office:value-type="float" office:value="213.476909">
            <text:p>213,477</text:p>
          </table:table-cell>
          <table:table-cell office:value-type="float" office:value="53.11004">
            <text:p>53,110</text:p>
          </table:table-cell>
          <table:table-cell office:value-type="float" office:value="93.379652">
            <text:p>93,380</text:p>
          </table:table-cell>
          <table:table-cell office:value-type="float" office:value="179.065016">
            <text:p>179,065</text:p>
          </table:table-cell>
          <table:table-cell office:value-type="float" office:value="22.834926">
            <text:p>22,835</text:p>
          </table:table-cell>
          <table:table-cell office:value-type="float" office:value="12.179111">
            <text:p>12,179</text:p>
          </table:table-cell>
          <table:table-cell office:value-type="float" office:value="28.616031">
            <text:p>28,616</text:p>
          </table:table-cell>
          <table:table-cell office:value-type="float" office:value="14.502288">
            <text:p>14,502</text:p>
          </table:table-cell>
        </table:table-row>
        <table:table-row table:style-name="ro1">
          <table:table-cell/>
          <table:table-cell office:value-type="float" office:value="0">
            <text:p>0,000</text:p>
          </table:table-cell>
          <table:table-cell office:value-type="float" office:value="7.570068">
            <text:p>7,570</text:p>
          </table:table-cell>
          <table:table-cell office:value-type="float" office:value="37.965516">
            <text:p>37,966</text:p>
          </table:table-cell>
          <table:table-cell office:value-type="float" office:value="42.942271">
            <text:p>42,942</text:p>
          </table:table-cell>
          <table:table-cell office:value-type="float" office:value="174.331619">
            <text:p>174,332</text:p>
          </table:table-cell>
          <table:table-cell office:value-type="float" office:value="35.936463">
            <text:p>35,936</text:p>
          </table:table-cell>
          <table:table-cell office:value-type="float" office:value="108.733597">
            <text:p>108,734</text:p>
          </table:table-cell>
          <table:table-cell office:value-type="float" office:value="78.754585">
            <text:p>78,755</text:p>
          </table:table-cell>
          <table:table-cell office:value-type="float" office:value="81.029815">
            <text:p>81,030</text:p>
          </table:table-cell>
          <table:table-cell office:value-type="float" office:value="34.65042">
            <text:p>34,650</text:p>
          </table:table-cell>
          <table:table-cell office:value-type="float" office:value="37.939381">
            <text:p>37,939</text:p>
          </table:table-cell>
          <table:table-cell office:value-type="float" office:value="53.930859">
            <text:p>53,931</text:p>
          </table:table-cell>
          <table:table-cell office:value-type="float" office:value="13.352761">
            <text:p>13,353</text:p>
          </table:table-cell>
          <table:table-cell office:value-type="float" office:value="25.645258">
            <text:p>25,645</text:p>
          </table:table-cell>
        </table:table-row>
        <table:table-row table:style-name="ro1">
          <table:table-cell/>
          <table:table-cell office:value-type="float" office:value="0">
            <text:p>0,000</text:p>
          </table:table-cell>
          <table:table-cell office:value-type="float" office:value="6.164606">
            <text:p>6,165</text:p>
          </table:table-cell>
          <table:table-cell office:value-type="float" office:value="15.599209">
            <text:p>15,599</text:p>
          </table:table-cell>
          <table:table-cell office:value-type="float" office:value="47.098296">
            <text:p>47,098</text:p>
          </table:table-cell>
          <table:table-cell office:value-type="float" office:value="18.543284">
            <text:p>18,543</text:p>
          </table:table-cell>
          <table:table-cell office:value-type="float" office:value="120.807964">
            <text:p>120,808</text:p>
          </table:table-cell>
          <table:table-cell office:value-type="float" office:value="136.617491">
            <text:p>136,617</text:p>
          </table:table-cell>
          <table:table-cell office:value-type="float" office:value="40.142332">
            <text:p>40,142</text:p>
          </table:table-cell>
          <table:table-cell office:value-type="float" office:value="537.812383">
            <text:p>537,812</text:p>
          </table:table-cell>
          <table:table-cell office:value-type="float" office:value="127.279257">
            <text:p>127,279</text:p>
          </table:table-cell>
          <table:table-cell office:value-type="float" office:value="55.914934">
            <text:p>55,915</text:p>
          </table:table-cell>
          <table:table-cell office:value-type="float" office:value="102.281655">
            <text:p>102,282</text:p>
          </table:table-cell>
          <table:table-cell office:value-type="float" office:value="24.222526">
            <text:p>24,223</text:p>
          </table:table-cell>
          <table:table-cell office:value-type="float" office:value="20.480768">
            <text:p>20,481</text:p>
          </table:table-cell>
        </table:table-row>
        <table:table-row table:style-name="ro1">
          <table:table-cell/>
          <table:table-cell office:value-type="float" office:value="0">
            <text:p>0,000</text:p>
          </table:table-cell>
          <table:table-cell office:value-type="float" office:value="3.337247">
            <text:p>3,337</text:p>
          </table:table-cell>
          <table:table-cell office:value-type="float" office:value="7.88799">
            <text:p>7,888</text:p>
          </table:table-cell>
          <table:table-cell office:value-type="float" office:value="34.595328">
            <text:p>34,595</text:p>
          </table:table-cell>
          <table:table-cell office:value-type="float" office:value="20.616649">
            <text:p>20,617</text:p>
          </table:table-cell>
          <table:table-cell office:value-type="float" office:value="51.082895">
            <text:p>51,083</text:p>
          </table:table-cell>
          <table:table-cell office:value-type="float" office:value="32.911674">
            <text:p>32,912</text:p>
          </table:table-cell>
          <table:table-cell office:value-type="float" office:value="61.010789">
            <text:p>61,011</text:p>
          </table:table-cell>
          <table:table-cell office:value-type="float" office:value="73.537368">
            <text:p>73,537</text:p>
          </table:table-cell>
          <table:table-cell office:value-type="float" office:value="116.507177">
            <text:p>116,507</text:p>
          </table:table-cell>
          <table:table-cell office:value-type="float" office:value="34.549911">
            <text:p>34,550</text:p>
          </table:table-cell>
          <table:table-cell office:value-type="float" office:value="42.35601">
            <text:p>42,356</text:p>
          </table:table-cell>
          <table:table-cell office:value-type="float" office:value="14.479292">
            <text:p>14,479</text:p>
          </table:table-cell>
          <table:table-cell office:value-type="float" office:value="41.542749">
            <text:p>41,543</text:p>
          </table:table-cell>
        </table:table-row>
        <table:table-row table:style-name="ro1">
          <table:table-cell/>
          <table:table-cell table:number-columns-repeated="2" office:value-type="float" office:value="0">
            <text:p>0,000</text:p>
          </table:table-cell>
          <table:table-cell office:value-type="float" office:value="10.793776">
            <text:p>10,794</text:p>
          </table:table-cell>
          <table:table-cell office:value-type="float" office:value="64.010146">
            <text:p>64,010</text:p>
          </table:table-cell>
          <table:table-cell office:value-type="float" office:value="110.986596">
            <text:p>110,987</text:p>
          </table:table-cell>
          <table:table-cell office:value-type="float" office:value="110.522406">
            <text:p>110,522</text:p>
          </table:table-cell>
          <table:table-cell office:value-type="float" office:value="44.862873">
            <text:p>44,863</text:p>
          </table:table-cell>
          <table:table-cell office:value-type="float" office:value="155.235186">
            <text:p>155,235</text:p>
          </table:table-cell>
          <table:table-cell office:value-type="float" office:value="20.612804">
            <text:p>20,613</text:p>
          </table:table-cell>
          <table:table-cell office:value-type="float" office:value="35.479102">
            <text:p>35,479</text:p>
          </table:table-cell>
          <table:table-cell office:value-type="float" office:value="40.791459">
            <text:p>40,791</text:p>
          </table:table-cell>
          <table:table-cell office:value-type="float" office:value="93.353279">
            <text:p>93,353</text:p>
          </table:table-cell>
          <table:table-cell office:value-type="float" office:value="47.168462">
            <text:p>47,168</text:p>
          </table:table-cell>
          <table:table-cell office:value-type="float" office:value="16.756017">
            <text:p>16,756</text:p>
          </table:table-cell>
        </table:table-row>
        <table:table-row table:style-name="ro1">
          <table:table-cell/>
          <table:table-cell office:value-type="float" office:value="0">
            <text:p>0,000</text:p>
          </table:table-cell>
          <table:table-cell office:value-type="float" office:value="4.472856">
            <text:p>4,473</text:p>
          </table:table-cell>
          <table:table-cell office:value-type="float" office:value="48.39834">
            <text:p>48,398</text:p>
          </table:table-cell>
          <table:table-cell office:value-type="float" office:value="37.861537">
            <text:p>37,862</text:p>
          </table:table-cell>
          <table:table-cell office:value-type="float" office:value="117.285638">
            <text:p>117,286</text:p>
          </table:table-cell>
          <table:table-cell office:value-type="float" office:value="45.337858">
            <text:p>45,338</text:p>
          </table:table-cell>
          <table:table-cell office:value-type="float" office:value="85.16397">
            <text:p>85,164</text:p>
          </table:table-cell>
          <table:table-cell office:value-type="float" office:value="126.110281">
            <text:p>126,110</text:p>
          </table:table-cell>
          <table:table-cell office:value-type="float" office:value="33.365694">
            <text:p>33,366</text:p>
          </table:table-cell>
          <table:table-cell office:value-type="float" office:value="378.174314">
            <text:p>378,174</text:p>
          </table:table-cell>
          <table:table-cell office:value-type="float" office:value="44.488218">
            <text:p>44,488</text:p>
          </table:table-cell>
          <table:table-cell office:value-type="float" office:value="33.99339">
            <text:p>33,993</text:p>
          </table:table-cell>
          <table:table-cell office:value-type="float" office:value="15.315536">
            <text:p>15,316</text:p>
          </table:table-cell>
          <table:table-cell office:value-type="float" office:value="149.226576">
            <text:p>149,227</text:p>
          </table:table-cell>
        </table:table-row>
        <table:table-row table:style-name="ro1">
          <table:table-cell/>
          <table:table-cell office:value-type="float" office:value="0">
            <text:p>0,000</text:p>
          </table:table-cell>
          <table:table-cell office:value-type="float" office:value="6.825128">
            <text:p>6,825</text:p>
          </table:table-cell>
          <table:table-cell office:value-type="float" office:value="13.936223">
            <text:p>13,936</text:p>
          </table:table-cell>
          <table:table-cell office:value-type="float" office:value="32.496044">
            <text:p>32,496</text:p>
          </table:table-cell>
          <table:table-cell office:value-type="float" office:value="50.529002">
            <text:p>50,529</text:p>
          </table:table-cell>
          <table:table-cell office:value-type="float" office:value="31.565759">
            <text:p>31,566</text:p>
          </table:table-cell>
          <table:table-cell office:value-type="float" office:value="217.381441">
            <text:p>217,381</text:p>
          </table:table-cell>
          <table:table-cell office:value-type="float" office:value="142.27442">
            <text:p>142,274</text:p>
          </table:table-cell>
          <table:table-cell office:value-type="float" office:value="92.192767">
            <text:p>92,193</text:p>
          </table:table-cell>
          <table:table-cell office:value-type="float" office:value="42.340671">
            <text:p>42,341</text:p>
          </table:table-cell>
          <table:table-cell office:value-type="float" office:value="41.012473">
            <text:p>41,012</text:p>
          </table:table-cell>
          <table:table-cell office:value-type="float" office:value="41.135928">
            <text:p>41,136</text:p>
          </table:table-cell>
          <table:table-cell office:value-type="float" office:value="32.919019">
            <text:p>32,919</text:p>
          </table:table-cell>
          <table:table-cell office:value-type="float" office:value="44.493656">
            <text:p>44,494</text:p>
          </table:table-cell>
        </table:table-row>
        <table:table-row table:style-name="ro1">
          <table:table-cell/>
          <table:table-cell office:value-type="float" office:value="0">
            <text:p>0,000</text:p>
          </table:table-cell>
          <table:table-cell office:value-type="float" office:value="7.539854">
            <text:p>7,540</text:p>
          </table:table-cell>
          <table:table-cell office:value-type="float" office:value="12.823709">
            <text:p>12,824</text:p>
          </table:table-cell>
          <table:table-cell office:value-type="float" office:value="25.349415">
            <text:p>25,349</text:p>
          </table:table-cell>
          <table:table-cell office:value-type="float" office:value="73.724666">
            <text:p>73,725</text:p>
          </table:table-cell>
          <table:table-cell office:value-type="float" office:value="62.283575">
            <text:p>62,284</text:p>
          </table:table-cell>
          <table:table-cell office:value-type="float" office:value="54.434679">
            <text:p>54,435</text:p>
          </table:table-cell>
          <table:table-cell office:value-type="float" office:value="47.109743">
            <text:p>47,110</text:p>
          </table:table-cell>
          <table:table-cell office:value-type="float" office:value="45.318093">
            <text:p>45,318</text:p>
          </table:table-cell>
          <table:table-cell office:value-type="float" office:value="81.823725">
            <text:p>81,824</text:p>
          </table:table-cell>
          <table:table-cell office:value-type="float" office:value="34.651008">
            <text:p>34,651</text:p>
          </table:table-cell>
          <table:table-cell office:value-type="float" office:value="42.063486">
            <text:p>42,063</text:p>
          </table:table-cell>
          <table:table-cell office:value-type="float" office:value="23.65624">
            <text:p>23,656</text:p>
          </table:table-cell>
          <table:table-cell office:value-type="float" office:value="10.656406">
            <text:p>10,656</text:p>
          </table:table-cell>
        </table:table-row>
        <table:table-row table:style-name="ro1">
          <table:table-cell/>
          <table:table-cell office:value-type="float" office:value="0">
            <text:p>0,000</text:p>
          </table:table-cell>
          <table:table-cell office:value-type="float" office:value="7.45299">
            <text:p>7,453</text:p>
          </table:table-cell>
          <table:table-cell office:value-type="float" office:value="11.716251">
            <text:p>11,716</text:p>
          </table:table-cell>
          <table:table-cell office:value-type="float" office:value="43.429969">
            <text:p>43,430</text:p>
          </table:table-cell>
          <table:table-cell office:value-type="float" office:value="54.42769">
            <text:p>54,428</text:p>
          </table:table-cell>
          <table:table-cell office:value-type="float" office:value="52.088841">
            <text:p>52,089</text:p>
          </table:table-cell>
          <table:table-cell office:value-type="float" office:value="73.6697">
            <text:p>73,670</text:p>
          </table:table-cell>
          <table:table-cell office:value-type="float" office:value="27.603111">
            <text:p>27,603</text:p>
          </table:table-cell>
          <table:table-cell office:value-type="float" office:value="115.636595">
            <text:p>115,637</text:p>
          </table:table-cell>
          <table:table-cell office:value-type="float" office:value="86.447144">
            <text:p>86,447</text:p>
          </table:table-cell>
          <table:table-cell office:value-type="float" office:value="31.106776">
            <text:p>31,107</text:p>
          </table:table-cell>
          <table:table-cell office:value-type="float" office:value="23.82704">
            <text:p>23,827</text:p>
          </table:table-cell>
          <table:table-cell office:value-type="float" office:value="31.184939">
            <text:p>31,185</text:p>
          </table:table-cell>
          <table:table-cell office:value-type="float" office:value="7.774338">
            <text:p>7,774</text:p>
          </table:table-cell>
        </table:table-row>
        <table:table-row table:style-name="ro1">
          <table:table-cell/>
          <table:table-cell office:value-type="float" office:value="0">
            <text:p>0,000</text:p>
          </table:table-cell>
          <table:table-cell office:value-type="float" office:value="1.957315">
            <text:p>1,957</text:p>
          </table:table-cell>
          <table:table-cell office:value-type="float" office:value="4.713107">
            <text:p>4,713</text:p>
          </table:table-cell>
          <table:table-cell office:value-type="float" office:value="42.577477">
            <text:p>42,577</text:p>
          </table:table-cell>
          <table:table-cell office:value-type="float" office:value="84.022218">
            <text:p>84,022</text:p>
          </table:table-cell>
          <table:table-cell office:value-type="float" office:value="32.648725">
            <text:p>32,649</text:p>
          </table:table-cell>
          <table:table-cell office:value-type="float" office:value="40.167319">
            <text:p>40,167</text:p>
          </table:table-cell>
          <table:table-cell office:value-type="float" office:value="68.211927">
            <text:p>68,212</text:p>
          </table:table-cell>
          <table:table-cell office:value-type="float" office:value="80.175318">
            <text:p>80,175</text:p>
          </table:table-cell>
          <table:table-cell office:value-type="float" office:value="45.28033">
            <text:p>45,280</text:p>
          </table:table-cell>
          <table:table-cell office:value-type="float" office:value="26.539217">
            <text:p>26,539</text:p>
          </table:table-cell>
          <table:table-cell office:value-type="float" office:value="46.93395">
            <text:p>46,934</text:p>
          </table:table-cell>
          <table:table-cell office:value-type="float" office:value="28.621754">
            <text:p>28,622</text:p>
          </table:table-cell>
          <table:table-cell office:value-type="float" office:value="63.03885">
            <text:p>63,039</text:p>
          </table:table-cell>
        </table:table-row>
        <table:table-row table:style-name="ro1">
          <table:table-cell/>
          <table:table-cell office:value-type="float" office:value="0">
            <text:p>0,000</text:p>
          </table:table-cell>
          <table:table-cell office:value-type="float" office:value="2.071254">
            <text:p>2,071</text:p>
          </table:table-cell>
          <table:table-cell office:value-type="float" office:value="26.019963">
            <text:p>26,020</text:p>
          </table:table-cell>
          <table:table-cell office:value-type="float" office:value="63.394563">
            <text:p>63,395</text:p>
          </table:table-cell>
          <table:table-cell office:value-type="float" office:value="98.8096">
            <text:p>98,810</text:p>
          </table:table-cell>
          <table:table-cell office:value-type="float" office:value="223.501864">
            <text:p>223,502</text:p>
          </table:table-cell>
          <table:table-cell office:value-type="float" office:value="43.251829">
            <text:p>43,252</text:p>
          </table:table-cell>
          <table:table-cell office:value-type="float" office:value="106.125974">
            <text:p>106,126</text:p>
          </table:table-cell>
          <table:table-cell office:value-type="float" office:value="69.635985">
            <text:p>69,636</text:p>
          </table:table-cell>
          <table:table-cell office:value-type="float" office:value="81.853468">
            <text:p>81,853</text:p>
          </table:table-cell>
          <table:table-cell office:value-type="float" office:value="49.895582">
            <text:p>49,896</text:p>
          </table:table-cell>
          <table:table-cell office:value-type="float" office:value="38.503155">
            <text:p>38,503</text:p>
          </table:table-cell>
          <table:table-cell office:value-type="float" office:value="86.180797">
            <text:p>86,181</text:p>
          </table:table-cell>
          <table:table-cell office:value-type="float" office:value="25.010476">
            <text:p>25,010</text:p>
          </table:table-cell>
        </table:table-row>
        <table:table-row table:style-name="ro1">
          <table:table-cell/>
          <table:table-cell office:value-type="float" office:value="2.473016">
            <text:p>2,473</text:p>
          </table:table-cell>
          <table:table-cell office:value-type="float" office:value="0">
            <text:p>0,000</text:p>
          </table:table-cell>
          <table:table-cell office:value-type="float" office:value="56.503349">
            <text:p>56,503</text:p>
          </table:table-cell>
          <table:table-cell office:value-type="float" office:value="32.769978">
            <text:p>32,770</text:p>
          </table:table-cell>
          <table:table-cell office:value-type="float" office:value="81.58178">
            <text:p>81,582</text:p>
          </table:table-cell>
          <table:table-cell office:value-type="float" office:value="109.446128">
            <text:p>109,446</text:p>
          </table:table-cell>
          <table:table-cell office:value-type="float" office:value="65.712432">
            <text:p>65,712</text:p>
          </table:table-cell>
          <table:table-cell office:value-type="float" office:value="93.518621">
            <text:p>93,519</text:p>
          </table:table-cell>
          <table:table-cell office:value-type="float" office:value="58.799742">
            <text:p>58,800</text:p>
          </table:table-cell>
          <table:table-cell office:value-type="float" office:value="35.807868">
            <text:p>35,808</text:p>
          </table:table-cell>
          <table:table-cell office:value-type="float" office:value="43.355976">
            <text:p>43,356</text:p>
          </table:table-cell>
          <table:table-cell office:value-type="float" office:value="23.98256">
            <text:p>23,983</text:p>
          </table:table-cell>
          <table:table-cell office:value-type="float" office:value="11.303575">
            <text:p>11,304</text:p>
          </table:table-cell>
          <table:table-cell office:value-type="float" office:value="18.266017">
            <text:p>18,266</text:p>
          </table:table-cell>
        </table:table-row>
        <table:table-row table:style-name="ro1">
          <table:table-cell/>
          <table:table-cell table:style-name="ce9" table:formula="oooc:=SUM([.B5:.B19])/15" office:value-type="float" office:value="0.2937674">
            <text:p>0,294</text:p>
          </table:table-cell>
          <table:table-cell table:style-name="ce9" table:formula="oooc:=SUM([.C5:.C19])/15" office:value-type="float" office:value="3.98202253333333">
            <text:p>3,982</text:p>
          </table:table-cell>
          <table:table-cell table:style-name="ce9" table:formula="oooc:=SUM([.D5:.D19])/15" office:value-type="float" office:value="24.2777558">
            <text:p>24,278</text:p>
          </table:table-cell>
          <table:table-cell table:style-name="ce9" table:formula="oooc:=SUM([.E5:.E19])/15" office:value-type="float" office:value="37.3207094">
            <text:p>37,321</text:p>
          </table:table-cell>
          <table:table-cell table:style-name="ce9" table:formula="oooc:=SUM([.F5:.F19])/15" office:value-type="float" office:value="90.8491564">
            <text:p>90,849</text:p>
          </table:table-cell>
          <table:table-cell table:style-name="ce9" table:formula="oooc:=SUM([.G5:.G19])/15" office:value-type="float" office:value="71.2144973333333">
            <text:p>71,214</text:p>
          </table:table-cell>
          <table:table-cell table:style-name="ce9" table:formula="oooc:=SUM([.H5:.H19])/15" office:value-type="float" office:value="93.4113468">
            <text:p>93,411</text:p>
          </table:table-cell>
          <table:table-cell table:style-name="ce9" table:formula="oooc:=SUM([.I5:.I19])/15" office:value-type="float" office:value="76.7289881333333">
            <text:p>76,729</text:p>
          </table:table-cell>
          <table:table-cell table:style-name="ce9" table:formula="oooc:=SUM([.J5:.J19])/15" office:value-type="float" office:value="101.408151266667">
            <text:p>101,408</text:p>
          </table:table-cell>
          <table:table-cell table:style-name="ce9" table:formula="oooc:=SUM([.K5:.K19])/15" office:value-type="float" office:value="93.7424995333333">
            <text:p>93,742</text:p>
          </table:table-cell>
          <table:table-cell table:style-name="ce9" table:formula="oooc:=SUM([.L5:.L19])/15" office:value-type="float" office:value="38.3077878">
            <text:p>38,308</text:p>
          </table:table-cell>
          <table:table-cell table:style-name="ce9" table:formula="oooc:=SUM([.M5:.M19])/15" office:value-type="float" office:value="43.6896862666667">
            <text:p>43,690</text:p>
          </table:table-cell>
          <table:table-cell table:style-name="ce9" table:formula="oooc:=SUM([.N5:.N19])/15" office:value-type="float" office:value="33.8158104">
            <text:p>33,816</text:p>
          </table:table-cell>
          <table:table-cell table:style-name="ce9" table:formula="oooc:=SUM([.O5:.O19])/15" office:value-type="float" office:value="36.5020363333333">
            <text:p>36,5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5">25.04.2009</text:date>, <text:time>21:3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16T08:58:06</meta:creation-date>
    <dc:date>2009-04-25T21:37:41</dc:date>
    <meta:editing-cycles>84</meta:editing-cycles>
    <meta:editing-duration>PT15H43M55S</meta:editing-duration>
    <meta:user-defined meta:name="Info 1"/>
    <meta:user-defined meta:name="Info 2"/>
    <meta:user-defined meta:name="Info 3"/>
    <meta:user-defined meta:name="Info 4"/>
    <meta:document-statistic meta:table-count="3" meta:cell-count="380"/>
  </office:meta>
</office:document-meta>
</file>